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 style:master-page-name="">
      <style:table-properties style:width="17cm" style:page-number="auto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6.806cm" table:align="margins"/>
    </style:style>
    <style:style style:name="Table2.A" style:family="table-column">
      <style:table-column-properties style:column-width="5.106cm" style:rel-column-width="2895*"/>
    </style:style>
    <style:style style:name="Table2.B" style:family="table-column">
      <style:table-column-properties style:column-width="6.403cm" style:rel-column-width="3630*"/>
    </style:style>
    <style:style style:name="Table2.C" style:family="table-column">
      <style:table-column-properties style:column-width="2.381cm" style:rel-column-width="1350*"/>
    </style:style>
    <style:style style:name="Table2.D" style:family="table-column">
      <style:table-column-properties style:column-width="2.916cm" style:rel-column-width="1653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D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D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6.806cm" table:align="margins"/>
    </style:style>
    <style:style style:name="Table2.A" style:family="table-column">
      <style:table-column-properties style:column-width="5.106cm" style:rel-column-width="2895*"/>
    </style:style>
    <style:style style:name="Table2.B" style:family="table-column">
      <style:table-column-properties style:column-width="6.403cm" style:rel-column-width="3630*"/>
    </style:style>
    <style:style style:name="Table2.C" style:family="table-column">
      <style:table-column-properties style:column-width="2.381cm" style:rel-column-width="1350*"/>
    </style:style>
    <style:style style:name="Table2.D" style:family="table-column">
      <style:table-column-properties style:column-width="2.916cm" style:rel-column-width="1653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D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ad139" officeooo:paragraph-rsid="000ad139"/>
    </style:style>
    <style:style style:name="P2" style:family="paragraph" style:parent-style-name="Standard">
      <style:text-properties fo:font-weight="bold" officeooo:rsid="000ad139" officeooo:paragraph-rsid="000ad139" style:font-weight-asian="bold" style:font-weight-complex="bold"/>
    </style:style>
    <style:style style:name="P3" style:family="paragraph" style:parent-style-name="Standard">
      <style:text-properties fo:font-weight="normal" officeooo:rsid="000ad139" officeooo:paragraph-rsid="000ad139" style:font-weight-asian="normal" style:font-weight-complex="normal"/>
    </style:style>
    <style:style style:name="P4" style:family="paragraph" style:parent-style-name="Standard">
      <style:text-properties fo:font-size="14pt" fo:font-weight="bold" officeooo:rsid="000ad139" officeooo:paragraph-rsid="000ad139" style:font-size-asian="14pt" style:font-weight-asian="bold" style:font-size-complex="14pt" style:font-weight-complex="bold"/>
    </style:style>
    <style:style style:name="P5" style:family="paragraph" style:parent-style-name="Table_20_Contents">
      <style:text-properties officeooo:rsid="000ad139" officeooo:paragraph-rsid="000ad139"/>
    </style:style>
    <style:style style:name="P6" style:family="paragraph" style:parent-style-name="Table_20_Contents" style:list-style-name="L1">
      <style:text-properties officeooo:rsid="000ad139" officeooo:paragraph-rsid="000ad139"/>
    </style:style>
    <style:style style:name="P7" style:family="paragraph" style:parent-style-name="Table_20_Contents" style:list-style-name="L2">
      <style:text-properties officeooo:rsid="000ad139" officeooo:paragraph-rsid="000ad139"/>
    </style:style>
    <style:style style:name="P8" style:family="paragraph" style:parent-style-name="Table_20_Contents" style:list-style-name="L3">
      <style:text-properties officeooo:rsid="000ad139" officeooo:paragraph-rsid="000ad139"/>
    </style:style>
    <style:style style:name="P9" style:family="paragraph" style:parent-style-name="Table_20_Contents" style:list-style-name="L4">
      <style:text-properties officeooo:rsid="000ad139" officeooo:paragraph-rsid="000ad139"/>
    </style:style>
    <style:style style:name="P10" style:family="paragraph" style:parent-style-name="Table_20_Contents" style:list-style-name="L5">
      <style:text-properties officeooo:rsid="000ad139" officeooo:paragraph-rsid="000ad139"/>
    </style:style>
    <style:style style:name="P11" style:family="paragraph" style:parent-style-name="Table_20_Contents">
      <style:text-properties officeooo:rsid="000afeb5" officeooo:paragraph-rsid="000afeb5"/>
    </style:style>
    <style:style style:name="P12" style:family="paragraph" style:parent-style-name="Table_20_Contents">
      <style:text-properties fo:font-weight="bold" officeooo:rsid="000ad139" officeooo:paragraph-rsid="000ad139" style:font-weight-asian="bold" style:font-weight-complex="bold"/>
    </style:style>
    <style:style style:name="P13" style:family="paragraph" style:parent-style-name="Table_20_Contents" style:list-style-name="L1">
      <loext:graphic-properties draw:fill="none"/>
      <style:paragraph-properties fo:margin-left="0.101cm" fo:margin-right="0cm" fo:text-align="start" style:justify-single-word="false" fo:orphans="0" fo:widows="0" fo:text-indent="-0.6cm" style:auto-text-indent="false" fo:background-color="transparent" text:number-lines="false" text:line-number="0"/>
      <style:text-properties fo:font-weight="bold" officeooo:rsid="000ad139" officeooo:paragraph-rsid="000ad139" style:font-weight-asian="bold" style:font-weight-complex="bold"/>
    </style:style>
    <style:style style:name="P14" style:family="paragraph" style:parent-style-name="Table_20_Contents">
      <style:text-properties fo:font-weight="bold" officeooo:rsid="000afeb5" officeooo:paragraph-rsid="000afeb5" style:font-weight-asian="bold" style:font-weight-complex="bold"/>
    </style:style>
    <style:style style:name="P15" style:family="paragraph" style:parent-style-name="Table_20_Contents">
      <style:text-properties fo:font-size="12pt" fo:font-weight="bold" officeooo:rsid="000ad139" officeooo:paragraph-rsid="000ad139" style:font-size-asian="12pt" style:font-weight-asian="bold" style:font-size-complex="12pt" style:font-weight-complex="bold"/>
    </style:style>
    <style:style style:name="T1" style:family="text">
      <style:text-properties officeooo:rsid="000afeb5"/>
    </style:style>
    <style:style style:name="T2" style:family="text">
      <style:text-properties officeooo:rsid="000c2125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Raj Kumar Bhardwaj</text:p>
      <text:p text:style-name="P1">email – <text:a xlink:type="simple" xlink:href="mailto:raaj.nghani@gmail.com" text:style-name="Internet_20_link" text:visited-style-name="Visited_20_Internet_20_Link">raaj.nghani@gmail.com</text:a></text:p>
      <text:p text:style-name="P1">contact No.: 9907849535</text:p>
      <text:p text:style-name="P1"/>
      <text:p text:style-name="P2">OBJECTIVE</text:p>
      <text:p text:style-name="P3"/>
      <table:table table:name="Table1" table:style-name="Table1">
        <table:table-column table:style-name="Table1.A"/>
        <table:table-row>
          <table:table-cell table:style-name="Table1.A1" office:value-type="string">
            <text:list xml:id="list545043047" text:style-name="L1">
              <text:list-header>
                <text:p text:style-name="P13"><text:span text:style-name="T2">P</text:span>ROFESSIONAL SUMMARY</text:p>
              </text:list-header>
            </text:list>
          </table:table-cell>
        </table:table-row>
        <table:table-row>
          <table:table-cell table:style-name="Table1.A2" office:value-type="string">
            <text:list xml:id="list185105853194654" text:continue-numbering="true" text:style-name="L1">
              <text:list-item>
                <text:p text:style-name="P6">Having 2<text:span text:style-name="T2">+</text:span> years of experience working in Hadoop Ecosystem, design/developing applications.</text:p>
              </text:list-item>
              <text:list-item>
                <text:p text:style-name="P6">Domain experience includes Web and Data domain.</text:p>
              </text:list-item>
              <text:list-item>
                <text:p text:style-name="P6">Exposure in design and development of solutions for Big Data using the Hadoop eco system technologies (HDFS, Hive, Sqoop, Apache Spark, AWS)</text:p>
              </text:list-item>
              <text:list-item>
                <text:p text:style-name="P6">Handling External and Managed Table in Hive.</text:p>
              </text:list-item>
              <text:list-item>
                <text:p text:style-name="P6">Capable of processing large sets of Structured and Semi-structured.</text:p>
              </text:list-item>
              <text:list-item>
                <text:p text:style-name="P6">Brought in simplification process and Optimization initiatives to bring efficiency into applications.</text:p>
              </text:list-item>
              <text:list-item>
                <text:p text:style-name="P6">Having good practice on Data ingestion tools like sqoop.</text:p>
              </text:list-item>
              <text:list-item>
                <text:p text:style-name="P6">Sqoop imports from MySql to HDFS and exports data from HDFS to MySql.</text:p>
              </text:list-item>
              <text:list-item>
                <text:p text:style-name="P6">Hands On knowledge of Sqoop performance tuning.</text:p>
              </text:list-item>
              <text:list-item>
                <text:p text:style-name="P6">Controlling imports from MySql.</text:p>
              </text:list-item>
              <text:list-item>
                <text:p text:style-name="P6">Capable of handling Sqoop with incremental, and password files.</text:p>
              </text:list-item>
              <text:list-item>
                <text:p text:style-name="P6">Hive table management.</text:p>
              </text:list-item>
              <text:list-item>
                <text:p text:style-name="P6">External and Managed tables in Hive.</text:p>
              </text:list-item>
              <text:list-item>
                <text:p text:style-name="P6">Manned versatile roles across diverse applications as Data Engineer, Developer..</text:p>
              </text:list-item>
              <text:list-item>
                <text:p text:style-name="P6">Able to assess business rules, collaborate with stakeholders and perform source-to-target data mapping, design and review</text:p>
              </text:list-item>
              <text:list-item>
                <text:p text:style-name="P6">Working on AWS Components like S3, EMR, EC2.</text:p>
              </text:list-item>
              <text:list-item>
                <text:p text:style-name="P6">Strong database experience in MS SQL Server.</text:p>
              </text:list-item>
              <text:list-item>
                <text:p text:style-name="P6">Handling of RDD and Dataframes.</text:p>
              </text:list-item>
              <text:list-item>
                <text:p text:style-name="P6">Read different file formats like CSV, Parquet, ORC, AVRO, JSON, XML.</text:p>
              </text:list-item>
              <text:list-item>
                <text:p text:style-name="P6">Having good knowledge for DSL operations in datasets through Spark.</text:p>
              </text:list-item>
              <text:list-item>
                <text:p text:style-name="P6">Read Complex Data import from AWS S3, HDFS.</text:p>
              </text:list-item>
              <text:list-item>
                <text:p text:style-name="P6">Import json &amp; xml data from webapi and make it readable format by flattening it.</text:p>
              </text:list-item>
              <text:list-item>
                <text:p text:style-name="P6">Flatten the Complex data and make it readable format.</text:p>
              </text:list-item>
              <text:list-item>
                <text:p text:style-name="P6">Processing of Complex Array and save as Complex array in HDFS.</text:p>
              </text:list-item>
              <text:list-item>
                <text:p text:style-name="P6">Hands On knowledge of PySpark.</text:p>
              </text:list-item>
              <text:list-item>
                <text:p text:style-name="P6">Having handson experience in deploying spark jobs over EMR cluster as a step execution</text:p>
              </text:list-item>
              <text:list-item>
                <text:p text:style-name="P6">Have good problem and analytical skills and love to innovate in order to perform better.</text:p>
              </text:list-item>
              <text:list-item>
                <text:p text:style-name="P6">Have strong Interpersonal skills, communication skills and people skills to manage a team.</text:p>
              </text:list-item>
            </text:list>
          </table:table-cell>
        </table:table-row>
        <table:table-row>
          <table:table-cell table:style-name="Table1.A2" office:value-type="string">
            <text:p text:style-name="P15">EXPERIENCE</text:p>
          </table:table-cell>
        </table:table-row>
        <table:table-row>
          <table:table-cell table:style-name="Table1.A2" office:value-type="string">
            <text:p text:style-name="P5">Company Name: <text:span text:style-name="T3">Equleus Info </text:span></text:p>
            <text:p text:style-name="P5">Project: <text:span text:style-name="T3">Data Migration to HDFS</text:span></text:p>
            <text:p text:style-name="P5">Data coming from different sources like web server, clients, vehicle gps to mysql server,</text:p>
            <text:p text:style-name="P5">import this data to hdfs directory and process. After processing it is put to the downstreams</text:p>
            <text:p text:style-name="P5">like Hive and s3 location. Create and manage data pipeline from upstream (database) to s3</text:p>
            <text:p text:style-name="P5">location for business analytics.</text:p>
            <text:p text:style-name="P5">Project Role: <text:span text:style-name="T3">Developer</text:span></text:p>
            <text:list xml:id="list3103845265" text:style-name="L2">
              <text:list-item>
                <text:p text:style-name="P7">Performed Import and Export of data into HDFS and Hive using Sqoop and managed</text:p>
              </text:list-item>
              <text:list-item>
                <text:p text:style-name="P7"><text:soft-page-break/>data within the environment.</text:p>
              </text:list-item>
              <text:list-item>
                <text:p text:style-name="P7">Involved in creating Hive tables, data loading and writing hive queries.</text:p>
              </text:list-item>
              <text:list-item>
                <text:p text:style-name="P7">Was responsible for Optimizing Hive queries that helped in saving Cost to the project.</text:p>
              </text:list-item>
              <text:list-item>
                <text:p text:style-name="P7">Handled Hadoop Map Reduce jobs to process large data sets.</text:p>
              </text:list-item>
              <text:list-item>
                <text:p text:style-name="P7">Managed Hive Tables and created child tables based on partitions.</text:p>
              </text:list-item>
              <text:list-item>
                <text:p text:style-name="P7">Created Workflow to automate data loading into the Hadoop Distributed File System.</text:p>
              </text:list-item>
              <text:list-item>
                <text:p text:style-name="P7">And Spark to pre-process the data and to apply complex transformation</text:p>
              </text:list-item>
              <text:list-item>
                <text:p text:style-name="P7">Involved in working on the Data Analysis, Data Quality and data profiling for handling</text:p>
              </text:list-item>
              <text:list-item>
                <text:p text:style-name="P7">the business that helped the Business team.</text:p>
              </text:list-item>
              <text:list-item>
                <text:p text:style-name="P7">Loaded and transformed large sets of semi structured data.</text:p>
              </text:list-item>
              <text:list-item>
                <text:p text:style-name="P7">Code &amp; peer review of assigned tasks. Unit testing and Bug fixing.</text:p>
              </text:list-item>
              <text:list-item>
                <text:p text:style-name="P7">Have done POCs using Apache Spark sql</text:p>
              </text:list-item>
              <text:list-item>
                <text:p text:style-name="P7">Technologies: Hadoop, HDFS, Hive, Sqoop, Map Reduce, Spark sql, Cloudera CDH, AWS s3.</text:p>
              </text:list-item>
            </text:list>
          </table:table-cell>
        </table:table-row>
        <table:table-row>
          <table:table-cell table:style-name="Table1.A2" office:value-type="string">
            <text:p text:style-name="P5">Company Name: <text:span text:style-name="T3">Yes India Logistics. October 2020– February, 2022</text:span></text:p>
            <text:p text:style-name="P5">Project: <text:span text:style-name="T3">Data integration from SqlServer to Hive and s3 RDS</text:span>.</text:p>
            <text:p text:style-name="P5">Data coming from different sources like web server, clients, vehicle gps to mysql server,</text:p>
            <text:p text:style-name="P5">import this data to hdfs directory and process. After processing it is put to the downstreams</text:p>
            <text:p text:style-name="P5">like Hive and s3 location.</text:p>
            <text:p text:style-name="P5">Problem: MySql server is not capable of processing and storing all datas in the database.</text:p>
            <text:p text:style-name="P5">Solution: We need to import all datas to HDFS and process it through spark and store saved</text:p>
            <text:p text:style-name="P5">data to Hive table and s3 location for downstream use.</text:p>
            <text:p text:style-name="P5">Project Role: <text:span text:style-name="T3">Hadoop Developer</text:span></text:p>
            <text:p text:style-name="P5"/>
            <text:list xml:id="list4072407622" text:style-name="L3">
              <text:list-item>
                <text:p text:style-name="P8">Performed Import and Export of data into HDFS and Hive using Sqoop and managed</text:p>
              </text:list-item>
              <text:list-item>
                <text:p text:style-name="P8">data within the environment.</text:p>
              </text:list-item>
              <text:list-item>
                <text:p text:style-name="P8">Was responsible for Optimizing Hive queries that helped in saving Cost to the project.</text:p>
              </text:list-item>
              <text:list-item>
                <text:p text:style-name="P8">Managed Hive Tables and created child tables based on partitions.</text:p>
              </text:list-item>
              <text:list-item>
                <text:p text:style-name="P8">Created Workflow to automate data loading into the Hadoop Distributed File System.</text:p>
              </text:list-item>
              <text:list-item>
                <text:p text:style-name="P8">And Spark to pre-process the data and to apply complex transformation</text:p>
              </text:list-item>
              <text:list-item>
                <text:p text:style-name="P8">Involved in working on the Data Analysis, Data Quality and data profiling for handling</text:p>
              </text:list-item>
              <text:list-item>
                <text:p text:style-name="P8">the business that helped the Business team.</text:p>
              </text:list-item>
              <text:list-item>
                <text:p text:style-name="P8">Loaded and transformed large sets of semi structured data.</text:p>
              </text:list-item>
              <text:list-item>
                <text:p text:style-name="P8">Code &amp; peer review of assigned tasks. Unit testing and Bug fixing.</text:p>
              </text:list-item>
              <text:list-item>
                <text:p text:style-name="P8">Have done POCs using Apache Spark sql</text:p>
              </text:list-item>
            </text:list>
            <text:p text:style-name="P5">Technologies: Hadoop, HDFS, Hive, Sqoop, Map Reduce, Spark sql, Cloudera CDH, AWS s3.</text:p>
          </table:table-cell>
        </table:table-row>
        <table:table-row>
          <table:table-cell table:style-name="Table1.A2" office:value-type="string">
            <text:p text:style-name="P5">Project Name: <text:span text:style-name="T3">Wheels Logistics March-2018 to October-2020</text:span></text:p>
            <text:p text:style-name="P5">Wheels Logistics. offers Complete Set of national logistics service by roadways, railways and</text:p>
            <text:p text:style-name="P5">Airfreight including Customs Clearance in association with partners. Delivering through best</text:p>
            <text:p text:style-name="P5">distribution channel networks in India.</text:p>
            <text:p text:style-name="P5">Project Role: <text:span text:style-name="T3">Executive</text:span></text:p>
            <text:p text:style-name="P5">Responsibilities</text:p>
            <text:p text:style-name="P5"/>
            <text:list xml:id="list2788111551" text:style-name="L4">
              <text:list-item>
                <text:p text:style-name="P9">answering the phone, taking messages and redirecting calls to respective offices</text:p>
              </text:list-item>
              <text:list-item>
                <text:p text:style-name="P9">organising and maintaining files and records and updating them when necessary</text:p>
              </text:list-item>
              <text:list-item>
                <text:p text:style-name="P9">creating and maintaining updated documents and spreadsheets</text:p>
              </text:list-item>
            </text:list>
            <text:list xml:id="list2905510853" text:style-name="L5">
              <text:list-item>
                <text:p text:style-name="P10">overseeing the sorting and distribution of incoming mails</text:p>
              </text:list-item>
              <text:list-item>
                <text:p text:style-name="P10">preparing outgoing mail items such as envelopes or packages</text:p>
              </text:list-item>
              <text:list-item>
                <text:p text:style-name="P10">operating office equipment such as photocopier and printers</text:p>
              </text:list-item>
              <text:list-item>
                <text:p text:style-name="P10"><text:soft-page-break/>bookkeeping and issuing invoices</text:p>
              </text:list-item>
              <text:list-item>
                <text:p text:style-name="P10">recording meeting minutes and dictations</text:p>
              </text:list-item>
              <text:list-item>
                <text:p text:style-name="P10">performing an inventory of office supplies and order of need</text:p>
              </text:list-item>
            </text:list>
            <text:p text:style-name="P5">Technologies: Ms-Excel, MS-PowerPoint, MS-Word, Outlook</text:p>
          </table:table-cell>
        </table:table-row>
        <table:table-row>
          <table:table-cell table:style-name="Table1.A2" office:value-type="string">
            <text:p text:style-name="P12">Computer Instructor (April, 2013 – Feb, 2018)</text:p>
            <text:p text:style-name="P5">Kendriya Vidyalaya (NTPC Shaktinagar, Distt-Sonebhadra (U.P.) )</text:p>
            <text:p text:style-name="P5">Responsibilities:</text:p>
            <text:p text:style-name="P5">● Teach computer applications to students studying in class III to Class X.</text:p>
            <text:p text:style-name="P5">● Responsible for installation of different educational software.</text:p>
            <text:p text:style-name="P5">● Preparation of internal and external exams.</text:p>
            <text:p text:style-name="P5">● Invigilation in Board exams.</text:p>
            <text:p text:style-name="P5">● Co-ordinate in Co-Curricular Activities.</text:p>
            <text:p text:style-name="P5">● Assist in the Account department for preparation of school budget, internal audit</text:p>
            <text:p text:style-name="P5">and AG audit.</text:p>
            <text:p text:style-name="P5">● Generating report of day-to-day activities and sent to the Ministry of HRD, Govt. of</text:p>
            <text:p text:style-name="P5">India.</text:p>
          </table:table-cell>
        </table:table-row>
        <table:table-row>
          <table:table-cell table:style-name="Table1.A2" office:value-type="string">
            <text:p text:style-name="P12">Computer Instructor (Apr, 2012 – Feb, 2013)</text:p>
            <text:p text:style-name="P5">Kendriya Vidyalaya (CWS Jayant, Distt-Singrauli (M.P.))</text:p>
            <text:p text:style-name="P5">Responsibilities:</text:p>
            <text:p text:style-name="P5">● Responsible for installation of different educational software.</text:p>
            <text:p text:style-name="P5">● To teach computer applications to students studying in class VI to Class X.</text:p>
            <text:p text:style-name="P5">● Preparation of internal and external exams.</text:p>
            <text:p text:style-name="P5">●</text:p>
            <text:p text:style-name="P5">●</text:p>
            <text:p text:style-name="P5">●</text:p>
            <text:p text:style-name="P5">Invigilation in Board exams.</text:p>
            <text:p text:style-name="P5">Co-ordinate in Co-Curricular Activities.</text:p>
            <text:p text:style-name="P5">Generating report of day-to-day activities and send to Ministry of HRD, Govt. of India.</text:p>
          </table:table-cell>
        </table:table-row>
        <table:table-row>
          <table:table-cell table:style-name="Table1.A2" office:value-type="string">
            <text:p text:style-name="P12">Computer Teacher (July, 2009 – Feb, 2012)</text:p>
            <text:p text:style-name="P5">DAV Sr. Sec. Public School, Dudhichua Singrauli (M.P.)</text:p>
            <text:p text:style-name="P5">Responsibilities:</text:p>
            <text:p text:style-name="P5">Teach students up to Std. 10th Computer as a complementary subject.</text:p>
          </table:table-cell>
        </table:table-row>
        <table:table-row>
          <table:table-cell table:style-name="Table1.A2" office:value-type="string">
            <text:p text:style-name="P14">TECHNICAL SKILLS</text:p>
          </table:table-cell>
        </table:table-row>
        <table:table-row>
          <table:table-cell table:style-name="Table1.A2" office:value-type="string">
            <text:p text:style-name="P11">Data Eco System</text:p>
            <text:p text:style-name="P11">Distribution</text:p>
            <text:p text:style-name="P11">Databases</text:p>
            <text:p text:style-name="P11">Languages</text:p>
            <text:p text:style-name="P11">Operating Systems</text:p>
            <text:p text:style-name="P11">IDE</text:p>
            <text:p text:style-name="P11">:</text:p>
            <text:p text:style-name="P11">:</text:p>
            <text:p text:style-name="P11">:</text:p>
            <text:p text:style-name="P11">:</text:p>
            <text:p text:style-name="P11">:</text:p>
            <text:p text:style-name="P11">:</text:p>
            <text:p text:style-name="P11">Hadoop, Sqoop, Hive, HBASE, Apache Spark, AWS</text:p>
            <text:p text:style-name="P11">Cloudera, Hortonworks</text:p>
            <text:p text:style-name="P11">MS SQL Server, MySQL, Mongodb , MS-Access, OpenOffinceBase</text:p>
            <text:p text:style-name="P11"><text:soft-page-break/>Scala, Python, PySpark, SQL, C, C++</text:p>
            <text:p text:style-name="P11">Linux, Cent OS and Windows</text:p>
            <text:p text:style-name="P11">Intellij, Eclipse, Netbeans</text:p>
          </table:table-cell>
        </table:table-row>
        <table:table-row>
          <table:table-cell table:style-name="Table1.A2" office:value-type="string">
            <text:p text:style-name="P14">ACADEMIC QUALIFICATION</text:p>
          </table:table-cell>
        </table:table-row>
        <table:table-row>
          <table:table-cell table:style-name="Table1.A2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row>
                <table:table-cell table:style-name="Table2.A1" office:value-type="string">
                  <text:p text:style-name="P11">Cerificate Name</text:p>
                </table:table-cell>
                <table:table-cell table:style-name="Table2.A1" office:value-type="string">
                  <text:p text:style-name="P11">BoardUniversity</text:p>
                </table:table-cell>
                <table:table-cell table:style-name="Table2.A1" office:value-type="string">
                  <text:p text:style-name="P11">Passing Year</text:p>
                </table:table-cell>
                <table:table-cell table:style-name="Table2.D1" office:value-type="string">
                  <text:p text:style-name="Table_20_Contents">%<text:span text:style-name="T1">age Marks</text:span></text:p>
                </table:table-cell>
              </table:table-row>
              <table:table-row>
                <table:table-cell table:style-name="Table2.A2" office:value-type="string">
                  <text:p text:style-name="P11">BCA</text:p>
                </table:table-cell>
                <table:table-cell table:style-name="Table2.A2" office:value-type="string">
                  <text:p text:style-name="P11">Pubjab Technical University</text:p>
                </table:table-cell>
                <table:table-cell table:style-name="Table2.A2" office:value-type="string">
                  <text:p text:style-name="P11">2009</text:p>
                </table:table-cell>
                <table:table-cell table:style-name="Table2.D2" office:value-type="string">
                  <text:p text:style-name="P11">74%</text:p>
                </table:table-cell>
              </table:table-row>
              <table:table-row>
                <table:table-cell table:style-name="Table2.A2" office:value-type="string">
                  <text:p text:style-name="P11">Inter</text:p>
                </table:table-cell>
                <table:table-cell table:style-name="Table2.A2" office:value-type="string">
                  <text:p text:style-name="P11">Board of Secondary Education M.P.</text:p>
                </table:table-cell>
                <table:table-cell table:style-name="Table2.A2" office:value-type="string">
                  <text:p text:style-name="P11">2002</text:p>
                </table:table-cell>
                <table:table-cell table:style-name="Table2.D2" office:value-type="string">
                  <text:p text:style-name="P11">53%</text:p>
                </table:table-cell>
              </table:table-row>
              <table:table-row>
                <table:table-cell table:style-name="Table2.A2" office:value-type="string">
                  <text:p text:style-name="P11">Matric</text:p>
                </table:table-cell>
                <table:table-cell table:style-name="Table2.A2" office:value-type="string">
                  <text:p text:style-name="P11">Board of Secondary Education M.P</text:p>
                </table:table-cell>
                <table:table-cell table:style-name="Table2.A2" office:value-type="string">
                  <text:p text:style-name="P11">2000</text:p>
                </table:table-cell>
                <table:table-cell table:style-name="Table2.D2" office:value-type="string">
                  <text:p text:style-name="P11">56%</text:p>
                </table:table-cell>
              </table:table-row>
            </table:table>
            <text:p text:style-name="P11"/>
          </table:table-cell>
        </table:table-row>
        <table:table-row>
          <table:table-cell table:style-name="Table1.A2" office:value-type="string">
            <text:p text:style-name="P14">CERTIFICATION</text:p>
          </table:table-cell>
        </table:table-row>
        <table:table-row>
          <table:table-cell table:style-name="Table1.A2" office:value-type="string">
            <text:p text:style-name="P11">Business Analytics with Excel (Skillup in April, 2022)</text:p>
            <text:p text:style-name="P11">Data Science with Python (Skillup in April, 2022)</text:p>
          </table:table-cell>
        </table:table-row>
      </table:table>
      <text:p text:style-name="P3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2T18:29:50.843254839</meta:creation-date>
    <dc:date>2022-12-12T18:51:05.178409463</dc:date>
    <meta:editing-duration>PT10M23S</meta:editing-duration>
    <meta:editing-cycles>2</meta:editing-cycles>
    <meta:generator>LibreOffice/7.3.7.2$Linux_X86_64 LibreOffice_project/30$Build-2</meta:generator>
    <meta:document-statistic meta:table-count="2" meta:image-count="0" meta:object-count="0" meta:page-count="4" meta:paragraph-count="159" meta:word-count="1178" meta:character-count="7369" meta:non-whitespace-character-count="6408"/>
  </office:meta>
</office:document-meta>
</file>